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06.34pt"/>
    </style:style>
    <style:style style:name="co7" style:family="table-column">
      <style:table-column-properties fo:break-before="auto" style:column-width="189.89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595.16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 effect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5" table:number-columns-repeated="1016" table:default-cell-style-name="ce1"/>
        <table:table-row table:style-name="ro1">
          <table:table-cell table:style-name="ce3" office:value-type="string" calcext:value-type="string">
            <text:p>Geophon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Condensateur</text:p>
          </table:table-cell>
          <table:table-cell table:style-name="ce3" office:value-type="string" calcext:value-type="string">
            <text:p>json et wav</text:p>
          </table:table-cell>
          <table:table-cell table:style-name="ce3" office:value-type="string" calcext:value-type="string">
            <text:p>S/s</text:p>
          </table:table-cell>
          <table:table-cell table:style-name="ce11" office:value-type="string" calcext:value-type="string">
            <text:p>Commentai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test_pot_vibrant.wav</text:p>
          </table:table-cell>
          <table:table-cell table:style-name="ce4" office:value-type="string" calcext:value-type="string">
            <text:p>1u</text:p>
          </table:table-cell>
          <table:table-cell office:value-type="string" calcext:value-type="string">
            <text:p>G09_pv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9_MLS18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9_MLS18_1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Refait avec une plus grande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test_pot_vibrant.wav</text:p>
          </table:table-cell>
          <table:table-cell table:style-name="ce4" office:value-type="string" calcext:value-type="string">
            <text:p>1u</text:p>
          </table:table-cell>
          <table:table-cell office:value-type="string" calcext:value-type="string">
            <text:p>G08_pv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8_MLS18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8_MLS18_2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Refait avec une plus grande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lerometre</text:p>
          </table:table-cell>
          <table:table-cell table:style-name="ce2" office:value-type="string" calcext:value-type="string">
            <text:p>394C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lerometre_394C06_1</text:p>
          </table:table-cell>
          <table:table-cell office:value-type="float" office:value="48000" calcext:value-type="float">
            <text:p>4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394C0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9_394C06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lerometre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l_pv_1</text:p>
          </table:table-cell>
          <table:table-cell office:value-type="float" office:value="48000" calcext:value-type="float">
            <text:p>4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lerometre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l_pv_2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Refait avec une amplitude plus petite. Des harmoniques sont toujours presen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09_pv_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Geophone directement dans le arduino, sans passer dans la ca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lerometre2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l2_pv_1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Test avec 2e accelerometre pour verifier la presence d’harmoniqu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09_pv_3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lerometre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cel_pv_v2_1</text:p>
          </table:table-cell>
          <table:table-cell office:value-type="float" office:value="44100" calcext:value-type="float">
            <text:p>44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09_pv_v2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09_MLS18_v2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08_pv_v2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08_MLS18_v2_1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9_pv_v2_2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9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9_MLS18_v2_2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test_pot_vibrant.wav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8_pv_v2_2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>
            <text:p>MLS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08_MLS18_v2_2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1" table:number-rows-repeated="10"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L’amplitude change au cours d’une mesure car l’amplification necessaire pour avoir une vibration normale varie selon la frequence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La mention “v2” identifie les mesures apres la decouverte du probleme de clipping de l’enregistreuse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raitement" table:style-name="ta1">
        <table:shapes>
          <draw:frame draw:z-index="0" draw:style-name="gr1" draw:text-style-name="P1" svg:width="584.82pt" svg:height="321.51pt" svg:x="6.24pt" svg:y="297.38pt">
            <draw:object draw:notify-on-update-of-ranges="Traitement.B13:Traitement.J13 Traitement.A22:Traitement.A22 Traitement.B22:Traitement.J22 Traitement.B3:Traitement.J3 Traitement.B17:Traitement.J17 Traitement.B13:Traitement.J13 Traitement.A16:Traitement.A16 Traitement.B18:Traitement.J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92.53pt" svg:height="332.02pt" svg:x="587.17pt" svg:y="298.15pt">
            <draw:object draw:notify-on-update-of-ranges="Traitement.B3:Traitement.J3 Traitement.A11:Traitement.A11 Traitement.B11:Traitement.J11 Traitement.B3:Traitement.J3 Traitement.B8:Traitement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Accelerometre valeur RMS sur 394C06</text:p>
          </table:table-cell>
          <table:table-cell office:value-type="float" office:value="36.3046" calcext:value-type="float">
            <text:p>36.3046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G08_pv_1</text:p>
          </table:table-cell>
          <table:covered-table-cell table:number-columns-repeated="8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t debut</text:p>
          </table:table-cell>
          <table:table-cell table:formula="of:=[.C4]-65" office:value-type="float" office:value="3" calcext:value-type="float">
            <text:p>3</text:p>
          </table:table-cell>
          <table:table-cell table:formula="of:=[.D4]-65" office:value-type="float" office:value="68" calcext:value-type="float">
            <text:p>68</text:p>
          </table:table-cell>
          <table:table-cell table:formula="of:=[.E4]-65" office:value-type="float" office:value="133" calcext:value-type="float">
            <text:p>133</text:p>
          </table:table-cell>
          <table:table-cell table:formula="of:=[.F4]-65"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table:formula="of:=[.F4]+65" office:value-type="float" office:value="328" calcext:value-type="float">
            <text:p>328</text:p>
          </table:table-cell>
          <table:table-cell table:formula="of:=[.G4]+65" office:value-type="float" office:value="393" calcext:value-type="float">
            <text:p>393</text:p>
          </table:table-cell>
          <table:table-cell table:formula="of:=[.H4]+65" office:value-type="float" office:value="458" calcext:value-type="float">
            <text:p>458</text:p>
          </table:table-cell>
          <table:table-cell table:formula="of:=[.I4]+65" office:value-type="float" office:value="523" calcext:value-type="float">
            <text:p>523</text:p>
          </table:table-cell>
          <table:table-cell/>
        </table:table-row>
        <table:table-row table:style-name="ro2">
          <table:table-cell office:value-type="string" calcext:value-type="string">
            <text:p>t fin</text:p>
          </table:table-cell>
          <table:table-cell table:formula="of:=[.C5]-65" office:value-type="float" office:value="63" calcext:value-type="float">
            <text:p>63</text:p>
          </table:table-cell>
          <table:table-cell table:formula="of:=[.D5]-65" office:value-type="float" office:value="128" calcext:value-type="float">
            <text:p>128</text:p>
          </table:table-cell>
          <table:table-cell table:formula="of:=[.E5]-65" office:value-type="float" office:value="193" calcext:value-type="float">
            <text:p>193</text:p>
          </table:table-cell>
          <table:table-cell table:formula="of:=[.F5]-65"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table:formula="of:=[.F5]+65" office:value-type="float" office:value="388" calcext:value-type="float">
            <text:p>388</text:p>
          </table:table-cell>
          <table:table-cell table:formula="of:=[.G5]+65" office:value-type="float" office:value="453" calcext:value-type="float">
            <text:p>453</text:p>
          </table:table-cell>
          <table:table-cell table:formula="of:=[.H5]+65" office:value-type="float" office:value="518" calcext:value-type="float">
            <text:p>518</text:p>
          </table:table-cell>
          <table:table-cell table:formula="of:=[.I5]+65" office:value-type="float" office:value="583" calcext:value-type="float">
            <text:p>583</text:p>
          </table:table-cell>
          <table:table-cell/>
        </table:table-row>
        <table:table-row table:style-name="ro2">
          <table:table-cell office:value-type="string" calcext:value-type="string">
            <text:p>Geophone</text:p>
          </table:table-cell>
          <table:table-cell office:value-type="float" office:value="2639.63534" calcext:value-type="float">
            <text:p>2639.63534</text:p>
          </table:table-cell>
          <table:table-cell office:value-type="float" office:value="2594.71" calcext:value-type="float">
            <text:p>2594.71</text:p>
          </table:table-cell>
          <table:table-cell office:value-type="float" office:value="2650.11" calcext:value-type="float">
            <text:p>2650.11</text:p>
          </table:table-cell>
          <table:table-cell office:value-type="float" office:value="4788.88" calcext:value-type="float">
            <text:p>4788.88</text:p>
          </table:table-cell>
          <table:table-cell office:value-type="float" office:value="11815.89" calcext:value-type="float">
            <text:p>11815.89</text:p>
          </table:table-cell>
          <table:table-cell office:value-type="float" office:value="18121.94" calcext:value-type="float">
            <text:p>18121.94</text:p>
          </table:table-cell>
          <table:table-cell office:value-type="float" office:value="18051.54" calcext:value-type="float">
            <text:p>18051.54</text:p>
          </table:table-cell>
          <table:table-cell office:value-type="float" office:value="10716.23" calcext:value-type="float">
            <text:p>10716.23</text:p>
          </table:table-cell>
          <table:table-cell office:value-type="float" office:value="4355.23" calcext:value-type="float">
            <text:p>4355.23</text:p>
          </table:table-cell>
          <table:table-cell office:value-type="string" calcext:value-type="string">
            <text:p>m/s</text:p>
          </table:table-cell>
        </table:table-row>
        <table:table-row table:style-name="ro2">
          <table:table-cell office:value-type="string" calcext:value-type="string">
            <text:p>*2*Pi*f</text:p>
          </table:table-cell>
          <table:table-cell table:formula="of:=[.B6]/(2*PI()*[.B3])" office:value-type="float" office:value="420.111012321056" calcext:value-type="float">
            <text:p>420.111012321056</text:p>
          </table:table-cell>
          <table:table-cell table:formula="of:=[.C6]*2*PI()*[.C3]" office:value-type="float" office:value="32606.0874967839" calcext:value-type="float">
            <text:p>32606.0874967839</text:p>
          </table:table-cell>
          <table:table-cell table:formula="of:=[.D6]*2*PI()*[.D3]" office:value-type="float" office:value="66604.5288576388" calcext:value-type="float">
            <text:p>66604.5288576388</text:p>
          </table:table-cell>
          <table:table-cell table:formula="of:=[.E6]*2*PI()*[.E3]" office:value-type="float" office:value="240715.363630769" calcext:value-type="float">
            <text:p>240715.363630769</text:p>
          </table:table-cell>
          <table:table-cell table:formula="of:=[.F6]*2*PI()*[.F3]" office:value-type="float" office:value="1187862.823028" calcext:value-type="float">
            <text:p>1187862.823028</text:p>
          </table:table-cell>
          <table:table-cell table:formula="of:=[.G6]*2*PI()*[.G3]" office:value-type="float" office:value="3586700.47508609" calcext:value-type="float">
            <text:p>3586700.47508609</text:p>
          </table:table-cell>
          <table:table-cell table:formula="of:=[.H6]*2*PI()*[.H3]" office:value-type="float" office:value="7145533.76669777" calcext:value-type="float">
            <text:p>7145533.76669777</text:p>
          </table:table-cell>
          <table:table-cell table:formula="of:=[.I6]*2*PI()*[.I3]" office:value-type="float" office:value="8416507.36054464" calcext:value-type="float">
            <text:p>8416507.36054464</text:p>
          </table:table-cell>
          <table:table-cell table:formula="of:=[.J6]*2*PI()*[.J3]" office:value-type="float" office:value="6841179.28634694" calcext:value-type="float">
            <text:p>6841179.28634694</text:p>
          </table:table-cell>
          <table:table-cell office:value-type="string" calcext:value-type="string">
            <text:p>m/s2</text:p>
          </table:table-cell>
        </table:table-row>
        <table:table-row table:style-name="ro2">
          <table:table-cell office:value-type="float" office:value="0.000005" calcext:value-type="float">
            <text:p>5E-06</text:p>
          </table:table-cell>
          <table:table-cell table:formula="of:=[.B7]*[.$A$8]" office:value-type="float" office:value="0.00210055506160528" calcext:value-type="float">
            <text:p>0.002100555061605</text:p>
          </table:table-cell>
          <table:table-cell table:formula="of:=[.C7]*[.$A$8]" office:value-type="float" office:value="0.163030437483919" calcext:value-type="float">
            <text:p>0.163030437483919</text:p>
          </table:table-cell>
          <table:table-cell table:formula="of:=[.D7]*[.$A$8]" office:value-type="float" office:value="0.333022644288194" calcext:value-type="float">
            <text:p>0.333022644288194</text:p>
          </table:table-cell>
          <table:table-cell table:formula="of:=[.E7]*[.$A$8]" office:value-type="float" office:value="1.20357681815385" calcext:value-type="float">
            <text:p>1.20357681815385</text:p>
          </table:table-cell>
          <table:table-cell table:formula="of:=[.F7]*[.$A$8]" office:value-type="float" office:value="5.93931411514002" calcext:value-type="float">
            <text:p>5.93931411514002</text:p>
          </table:table-cell>
          <table:table-cell table:formula="of:=[.G7]*[.$A$8]" office:value-type="float" office:value="17.9335023754304" calcext:value-type="float">
            <text:p>17.9335023754304</text:p>
          </table:table-cell>
          <table:table-cell table:formula="of:=[.H7]*[.$A$8]" office:value-type="float" office:value="35.7276688334888" calcext:value-type="float">
            <text:p>35.7276688334888</text:p>
          </table:table-cell>
          <table:table-cell table:formula="of:=[.I7]*[.$A$8]" office:value-type="float" office:value="42.0825368027232" calcext:value-type="float">
            <text:p>42.0825368027232</text:p>
          </table:table-cell>
          <table:table-cell table:formula="of:=[.J7]*[.$A$8]" office:value-type="float" office:value="34.2058964317347" calcext:value-type="float">
            <text:p>34.2058964317347</text:p>
          </table:table-cell>
          <table:table-cell/>
        </table:table-row>
        <table:table-row table:style-name="ro2">
          <table:table-cell office:value-type="string" calcext:value-type="string">
            <text:p>t debut</text:p>
          </table:table-cell>
          <table:table-cell table:formula="of:=[.C9]-65" office:value-type="float" office:value="8" calcext:value-type="float">
            <text:p>8</text:p>
          </table:table-cell>
          <table:table-cell table:formula="of:=[.D9]-65" office:value-type="float" office:value="73" calcext:value-type="float">
            <text:p>73</text:p>
          </table:table-cell>
          <table:table-cell table:formula="of:=[.E9]-65" office:value-type="float" office:value="138" calcext:value-type="float">
            <text:p>138</text:p>
          </table:table-cell>
          <table:table-cell table:formula="of:=[.F9]-65" office:value-type="float" office:value="203" calcext:value-type="float">
            <text:p>203</text:p>
          </table:table-cell>
          <table:table-cell table:formula="of:=[.G9]-65" office:value-type="float" office:value="268" calcext:value-type="float">
            <text:p>268</text:p>
          </table:table-cell>
          <table:table-cell table:formula="of:=[.H9]-65" office:value-type="float" office:value="333" calcext:value-type="float">
            <text:p>333</text:p>
          </table:table-cell>
          <table:table-cell office:value-type="float" office:value="398" calcext:value-type="float">
            <text:p>398</text:p>
          </table:table-cell>
          <table:table-cell table:formula="of:=[.H9]+65" office:value-type="float" office:value="463" calcext:value-type="float">
            <text:p>463</text:p>
          </table:table-cell>
          <table:table-cell table:formula="of:=[.I9]+65" office:value-type="float" office:value="528" calcext:value-type="float">
            <text:p>528</text:p>
          </table:table-cell>
          <table:table-cell/>
        </table:table-row>
        <table:table-row table:style-name="ro2">
          <table:table-cell office:value-type="string" calcext:value-type="string">
            <text:p>t fin</text:p>
          </table:table-cell>
          <table:table-cell table:formula="of:=[.C10]-65" office:value-type="float" office:value="68" calcext:value-type="float">
            <text:p>68</text:p>
          </table:table-cell>
          <table:table-cell table:formula="of:=[.D10]-65" office:value-type="float" office:value="133" calcext:value-type="float">
            <text:p>133</text:p>
          </table:table-cell>
          <table:table-cell table:formula="of:=[.E10]-65" office:value-type="float" office:value="198" calcext:value-type="float">
            <text:p>198</text:p>
          </table:table-cell>
          <table:table-cell table:formula="of:=[.F10]-65" office:value-type="float" office:value="263" calcext:value-type="float">
            <text:p>263</text:p>
          </table:table-cell>
          <table:table-cell table:formula="of:=[.G10]-65" office:value-type="float" office:value="328" calcext:value-type="float">
            <text:p>328</text:p>
          </table:table-cell>
          <table:table-cell table:formula="of:=[.H10]-65" office:value-type="float" office:value="393" calcext:value-type="float">
            <text:p>393</text:p>
          </table:table-cell>
          <table:table-cell office:value-type="float" office:value="458" calcext:value-type="float">
            <text:p>458</text:p>
          </table:table-cell>
          <table:table-cell table:formula="of:=[.H10]+65" office:value-type="float" office:value="523" calcext:value-type="float">
            <text:p>523</text:p>
          </table:table-cell>
          <table:table-cell table:formula="of:=[.I10]+65" office:value-type="float" office:value="588" calcext:value-type="float">
            <text:p>588</text:p>
          </table:table-cell>
          <table:table-cell/>
        </table:table-row>
        <table:table-row table:style-name="ro2">
          <table:table-cell office:value-type="string" calcext:value-type="string">
            <text:p>Accelerometre</text:p>
          </table:table-cell>
          <table:table-cell office:value-type="float" office:value="2.14366" calcext:value-type="float">
            <text:p>2.14366</text:p>
          </table:table-cell>
          <table:table-cell office:value-type="float" office:value="2.19029" calcext:value-type="float">
            <text:p>2.19029</text:p>
          </table:table-cell>
          <table:table-cell office:value-type="float" office:value="3.35813" calcext:value-type="float">
            <text:p>3.35813</text:p>
          </table:table-cell>
          <table:table-cell office:value-type="float" office:value="10.63672" calcext:value-type="float">
            <text:p>10.63672</text:p>
          </table:table-cell>
          <table:table-cell office:value-type="float" office:value="30.28668" calcext:value-type="float">
            <text:p>30.28668</text:p>
          </table:table-cell>
          <table:table-cell office:value-type="float" office:value="47.21226" calcext:value-type="float">
            <text:p>47.21226</text:p>
          </table:table-cell>
          <table:table-cell office:value-type="float" office:value="53.86259" calcext:value-type="float">
            <text:p>53.86259</text:p>
          </table:table-cell>
          <table:table-cell office:value-type="float" office:value="49.13316" calcext:value-type="float">
            <text:p>49.13316</text:p>
          </table:table-cell>
          <table:table-cell office:value-type="float" office:value="41.85838" calcext:value-type="float">
            <text:p>41.85838</text:p>
          </table:table-cell>
          <table:table-cell office:value-type="string" calcext:value-type="string">
            <text:p>m/s2</text:p>
          </table:table-cell>
        </table:table-row>
        <table:table-row table:style-name="ro2">
          <table:table-cell/>
          <table:table-cell table:style-name="ce8" office:value-type="string" calcext:value-type="string" table:number-columns-spanned="9" table:number-rows-spanned="1">
            <text:p>G09_pv_1</text:p>
          </table:table-cell>
          <table:covered-table-cell table:number-columns-repeated="8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string" calcext:value-type="string">
            <text:p>t debut</text:p>
          </table:table-cell>
          <table:table-cell table:formula="of:=[.C14]-65" office:value-type="float" office:value="3" calcext:value-type="float">
            <text:p>3</text:p>
          </table:table-cell>
          <table:table-cell table:formula="of:=[.D14]-65" office:value-type="float" office:value="68" calcext:value-type="float">
            <text:p>68</text:p>
          </table:table-cell>
          <table:table-cell table:formula="of:=[.E14]-65" office:value-type="float" office:value="133" calcext:value-type="float">
            <text:p>133</text:p>
          </table:table-cell>
          <table:table-cell table:formula="of:=[.F14]-65" office:value-type="float" office:value="198" calcext:value-type="float">
            <text:p>198</text:p>
          </table:table-cell>
          <table:table-cell table:formula="of:=[.G14]-65" office:value-type="float" office:value="263" calcext:value-type="float">
            <text:p>263</text:p>
          </table:table-cell>
          <table:table-cell table:formula="of:=[.H14]-65" office:value-type="float" office:value="328" calcext:value-type="float">
            <text:p>328</text:p>
          </table:table-cell>
          <table:table-cell office:value-type="float" office:value="393" calcext:value-type="float">
            <text:p>393</text:p>
          </table:table-cell>
          <table:table-cell table:formula="of:=[.H14]+65" office:value-type="float" office:value="458" calcext:value-type="float">
            <text:p>458</text:p>
          </table:table-cell>
          <table:table-cell table:formula="of:=[.I14]+65" office:value-type="float" office:value="523" calcext:value-type="float">
            <text:p>523</text:p>
          </table:table-cell>
          <table:table-cell/>
        </table:table-row>
        <table:table-row table:style-name="ro2">
          <table:table-cell office:value-type="string" calcext:value-type="string">
            <text:p>t fin</text:p>
          </table:table-cell>
          <table:table-cell table:formula="of:=[.C15]-65" office:value-type="float" office:value="63" calcext:value-type="float">
            <text:p>63</text:p>
          </table:table-cell>
          <table:table-cell table:formula="of:=[.D15]-65" office:value-type="float" office:value="128" calcext:value-type="float">
            <text:p>128</text:p>
          </table:table-cell>
          <table:table-cell table:formula="of:=[.E15]-65" office:value-type="float" office:value="193" calcext:value-type="float">
            <text:p>193</text:p>
          </table:table-cell>
          <table:table-cell table:formula="of:=[.F15]-65" office:value-type="float" office:value="258" calcext:value-type="float">
            <text:p>258</text:p>
          </table:table-cell>
          <table:table-cell table:formula="of:=[.G15]-65" office:value-type="float" office:value="323" calcext:value-type="float">
            <text:p>323</text:p>
          </table:table-cell>
          <table:table-cell table:formula="of:=[.H15]-65" office:value-type="float" office:value="388" calcext:value-type="float">
            <text:p>388</text:p>
          </table:table-cell>
          <table:table-cell office:value-type="float" office:value="453" calcext:value-type="float">
            <text:p>453</text:p>
          </table:table-cell>
          <table:table-cell table:formula="of:=[.H15]+65" office:value-type="float" office:value="518" calcext:value-type="float">
            <text:p>518</text:p>
          </table:table-cell>
          <table:table-cell table:formula="of:=[.I15]+65" office:value-type="float" office:value="583" calcext:value-type="float">
            <text:p>583</text:p>
          </table:table-cell>
          <table:table-cell/>
        </table:table-row>
        <table:table-row table:style-name="ro2">
          <table:table-cell office:value-type="string" calcext:value-type="string">
            <text:p>Geophone</text:p>
          </table:table-cell>
          <table:table-cell table:number-columns-repeated="9"/>
          <table:table-cell office:value-type="string" calcext:value-type="string">
            <text:p>m/s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B16]*[.$A$17]" office:value-type="float" office:value="0" calcext:value-type="float">
            <text:p>0</text:p>
          </table:table-cell>
          <table:table-cell table:formula="of:=[.C16]*[.$A$17]" office:value-type="float" office:value="0" calcext:value-type="float">
            <text:p>0</text:p>
          </table:table-cell>
          <table:table-cell table:formula="of:=[.D16]*[.$A$17]" office:value-type="float" office:value="0" calcext:value-type="float">
            <text:p>0</text:p>
          </table:table-cell>
          <table:table-cell table:formula="of:=[.E16]*[.$A$17]" office:value-type="float" office:value="0" calcext:value-type="float">
            <text:p>0</text:p>
          </table:table-cell>
          <table:table-cell table:formula="of:=[.F16]*[.$A$17]" office:value-type="float" office:value="0" calcext:value-type="float">
            <text:p>0</text:p>
          </table:table-cell>
          <table:table-cell table:formula="of:=[.G16]*[.$A$17]" office:value-type="float" office:value="0" calcext:value-type="float">
            <text:p>0</text:p>
          </table:table-cell>
          <table:table-cell table:formula="of:=[.H16]*[.$A$17]" office:value-type="float" office:value="0" calcext:value-type="float">
            <text:p>0</text:p>
          </table:table-cell>
          <table:table-cell table:formula="of:=[.I16]*[.$A$17]" office:value-type="float" office:value="0" calcext:value-type="float">
            <text:p>0</text:p>
          </table:table-cell>
          <table:table-cell table:formula="of:=[.J16]*[.$A$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*2*Pi*f</text:p>
          </table:table-cell>
          <table:table-cell table:formula="of:=[.B16]*2*PI()*[.B13]" office:value-type="float" office:value="0" calcext:value-type="float">
            <text:p>0</text:p>
          </table:table-cell>
          <table:table-cell table:formula="of:=[.C16]*2*PI()*[.C13]" office:value-type="float" office:value="0" calcext:value-type="float">
            <text:p>0</text:p>
          </table:table-cell>
          <table:table-cell table:formula="of:=[.D16]*2*PI()*[.D13]" office:value-type="float" office:value="0" calcext:value-type="float">
            <text:p>0</text:p>
          </table:table-cell>
          <table:table-cell table:formula="of:=[.E16]*2*PI()*[.E13]" office:value-type="float" office:value="0" calcext:value-type="float">
            <text:p>0</text:p>
          </table:table-cell>
          <table:table-cell table:formula="of:=[.F16]*2*PI()*[.F13]" office:value-type="float" office:value="0" calcext:value-type="float">
            <text:p>0</text:p>
          </table:table-cell>
          <table:table-cell table:formula="of:=[.G16]*2*PI()*[.G13]" office:value-type="float" office:value="0" calcext:value-type="float">
            <text:p>0</text:p>
          </table:table-cell>
          <table:table-cell table:formula="of:=[.H16]*2*PI()*[.H13]" office:value-type="float" office:value="0" calcext:value-type="float">
            <text:p>0</text:p>
          </table:table-cell>
          <table:table-cell table:formula="of:=[.I16]*2*PI()*[.I13]" office:value-type="float" office:value="0" calcext:value-type="float">
            <text:p>0</text:p>
          </table:table-cell>
          <table:table-cell table:formula="of:=[.J16]*2*PI()*[.J13]" office:value-type="float" office:value="0" calcext:value-type="float">
            <text:p>0</text:p>
          </table:table-cell>
          <table:table-cell office:value-type="string" calcext:value-type="string">
            <text:p>m/s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 debut</text:p>
          </table:table-cell>
          <table:table-cell table:formula="of:=[.C20]-65" office:value-type="float" office:value="22" calcext:value-type="float">
            <text:p>22</text:p>
          </table:table-cell>
          <table:table-cell table:formula="of:=[.D20]-65" office:value-type="float" office:value="87" calcext:value-type="float">
            <text:p>87</text:p>
          </table:table-cell>
          <table:table-cell table:formula="of:=[.E20]-65" office:value-type="float" office:value="152" calcext:value-type="float">
            <text:p>152</text:p>
          </table:table-cell>
          <table:table-cell table:formula="of:=[.F20]-65" office:value-type="float" office:value="217" calcext:value-type="float">
            <text:p>217</text:p>
          </table:table-cell>
          <table:table-cell table:formula="of:=[.G20]-65" office:value-type="float" office:value="282" calcext:value-type="float">
            <text:p>282</text:p>
          </table:table-cell>
          <table:table-cell table:formula="of:=[.H20]-65" office:value-type="float" office:value="347" calcext:value-type="float">
            <text:p>347</text:p>
          </table:table-cell>
          <table:table-cell office:value-type="float" office:value="412" calcext:value-type="float">
            <text:p>412</text:p>
          </table:table-cell>
          <table:table-cell table:formula="of:=[.H20]+65" office:value-type="float" office:value="477" calcext:value-type="float">
            <text:p>477</text:p>
          </table:table-cell>
          <table:table-cell table:formula="of:=[.I20]+65" office:value-type="float" office:value="542" calcext:value-type="float">
            <text:p>542</text:p>
          </table:table-cell>
          <table:table-cell/>
        </table:table-row>
        <table:table-row table:style-name="ro2">
          <table:table-cell office:value-type="string" calcext:value-type="string">
            <text:p>t fin</text:p>
          </table:table-cell>
          <table:table-cell table:formula="of:=[.C21]-65" office:value-type="float" office:value="82" calcext:value-type="float">
            <text:p>82</text:p>
          </table:table-cell>
          <table:table-cell table:formula="of:=[.D21]-65" office:value-type="float" office:value="147" calcext:value-type="float">
            <text:p>147</text:p>
          </table:table-cell>
          <table:table-cell table:formula="of:=[.E21]-65" office:value-type="float" office:value="212" calcext:value-type="float">
            <text:p>212</text:p>
          </table:table-cell>
          <table:table-cell table:formula="of:=[.F21]-65" office:value-type="float" office:value="277" calcext:value-type="float">
            <text:p>277</text:p>
          </table:table-cell>
          <table:table-cell table:formula="of:=[.G21]-65" office:value-type="float" office:value="342" calcext:value-type="float">
            <text:p>342</text:p>
          </table:table-cell>
          <table:table-cell table:formula="of:=[.H21]-65" office:value-type="float" office:value="407" calcext:value-type="float">
            <text:p>407</text:p>
          </table:table-cell>
          <table:table-cell office:value-type="float" office:value="472" calcext:value-type="float">
            <text:p>472</text:p>
          </table:table-cell>
          <table:table-cell table:formula="of:=[.H21]+65" office:value-type="float" office:value="537" calcext:value-type="float">
            <text:p>537</text:p>
          </table:table-cell>
          <table:table-cell table:formula="of:=[.I21]+65" office:value-type="float" office:value="602" calcext:value-type="float">
            <text:p>602</text:p>
          </table:table-cell>
          <table:table-cell/>
        </table:table-row>
        <table:table-row table:style-name="ro2">
          <table:table-cell office:value-type="string" calcext:value-type="string">
            <text:p>Accelerometre</text:p>
          </table:table-cell>
          <table:table-cell office:value-type="float" office:value="2.16626" calcext:value-type="float">
            <text:p>2.16626</text:p>
          </table:table-cell>
          <table:table-cell office:value-type="float" office:value="2.34558" calcext:value-type="float">
            <text:p>2.34558</text:p>
          </table:table-cell>
          <table:table-cell office:value-type="float" office:value="5.01426" calcext:value-type="float">
            <text:p>5.01426</text:p>
          </table:table-cell>
          <table:table-cell office:value-type="float" office:value="18.03247" calcext:value-type="float">
            <text:p>18.03247</text:p>
          </table:table-cell>
          <table:table-cell office:value-type="float" office:value="50.53067" calcext:value-type="float">
            <text:p>50.53067</text:p>
          </table:table-cell>
          <table:table-cell office:value-type="float" office:value="84.45654" calcext:value-type="float">
            <text:p>84.45654</text:p>
          </table:table-cell>
          <table:table-cell office:value-type="float" office:value="103.23028" calcext:value-type="float">
            <text:p>103.23028</text:p>
          </table:table-cell>
          <table:table-cell office:value-type="float" office:value="93.24623" calcext:value-type="float">
            <text:p>93.24623</text:p>
          </table:table-cell>
          <table:table-cell office:value-type="float" office:value="77.34205" calcext:value-type="float">
            <text:p>77.34205</text:p>
          </table:table-cell>
          <table:table-cell office:value-type="string" calcext:value-type="string">
            <text:p>m/s2</text:p>
          </table:table-cell>
        </table:table-row>
      </table:table>
      <table:table table:name="Info sur les signaux" table:style-name="ta1">
        <table:table-column table:style-name="co8" table:default-cell-style-name="ce6"/>
        <table:table-column table:style-name="co9" table:default-cell-style-name="ce6"/>
        <table:table-column table:style-name="co5" table:number-columns-repeated="1022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Caracteristiques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test_pot_vibrant.wav</text:p>
          </table:table-cell>
          <table:table-cell table:style-name="ce7" office:value-type="string" calcext:value-type="string">
            <text:p>Le signal se compose de sinusoide au frequence des bandes d’octave d’une duree de 1 minute separees par 5 secondes de silence. Les frequences sont, dans l’ordre, 1-2-4-8-16-31.5-63-125-250 Hz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Tests effectues'.A1:'Tests effectues'.F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0:02:53.037249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3:08:05.515473690</meta:creation-date>
    <dc:date>2020-08-18T11:21:11.938814898</dc:date>
    <meta:editing-duration>P2DT6H58M4S</meta:editing-duration>
    <meta:editing-cycles>6</meta:editing-cycles>
    <meta:generator>LibreOffice/6.1.5.2$Linux_ARM_EABI LibreOffice_project/10$Build-2</meta:generator>
    <meta:document-statistic meta:table-count="3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2cm" svg:height="11.343cm" xlink:href=".." xlink:type="simple" chart:class="chart:scatter" chart:style-name="ch1">
        <chart:title svg:x="9.823cm" svg:y="0.362cm" chart:style-name="ch2">
          <text:p>G09</text:p>
        </chart:title>
        <chart:legend chart:legend-position="end" svg:x="17.065cm" svg:y="4.874cm" style:legend-expansion="high" chart:style-name="ch3"/>
        <chart:plot-area chart:style-name="ch4" table:cell-range-address="Traitement.B13:Traitement.J13 Traitement.A22:Traitement.J22 Traitement.B17:Traitement.J18 Traitement.A16:Traitement.A16" chart:data-source-has-labels="column" svg:x="1.423cm" svg:y="1.367cm" svg:width="15.23cm" svg:height="8.769cm">
          <chartooo:coordinate-region svg:x="2.044cm" svg:y="1.566cm" svg:width="14.051cm" svg:height="7.923cm"/>
          <chart:axis chart:dimension="x" chart:name="primary-x" chart:style-name="ch5">
            <chart:title svg:x="8.2cm" svg:y="10.362cm" chart:style-name="ch6">
              <text:p>Frequence</text:p>
            </chart:title>
          </chart:axis>
          <chart:axis chart:dimension="y" chart:name="primary-y" chart:style-name="ch7">
            <chart:title svg:x="0.451cm" svg:y="6.933cm" chart:style-name="ch8">
              <text:p>Amplitude RMS</text:p>
            </chart:title>
            <chart:grid chart:style-name="ch9" chart:class="major"/>
          </chart:axis>
          <chart:series chart:style-name="ch10" chart:values-cell-range-address="Traitement.B22:Traitement.J22" chart:label-cell-address="Traitement.A22:Traitement.A22" chart:class="chart:scatter">
            <chart:domain table:cell-range-address="Traitement.B13:Traitement.J13"/>
            <chart:data-point chart:repeated="9"/>
          </chart:series>
          <chart:series chart:style-name="ch11" chart:values-cell-range-address="Traitement.B17:Traitement.J17" chart:class="chart:scatter">
            <chart:domain table:cell-range-address="Traitement.B3:Traitement.J3"/>
            <chart:data-point chart:repeated="9"/>
          </chart:series>
          <chart:series chart:style-name="ch12" chart:values-cell-range-address="Traitement.B18:Traitement.J18" chart:label-cell-address="Traitement.A16:Traitement.A1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raitement.B13:Traitement.J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1.5">
                <text:p>31.5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ccelerometre</text:p>
                <draw:g>
                  <svg:desc>Traitement.A22:Traitement.A22</svg:desc>
                </draw:g>
              </table:table-cell>
              <table:table-cell office:value-type="float" office:value="2.16626">
                <text:p>2.16626</text:p>
                <draw:g>
                  <svg:desc>Traitement.B22:Traitement.J22</svg:desc>
                </draw:g>
              </table:table-cell>
              <table:table-cell office:value-type="float" office:value="2.34558">
                <text:p>2.34558</text:p>
              </table:table-cell>
              <table:table-cell office:value-type="float" office:value="5.01426">
                <text:p>5.01426</text:p>
              </table:table-cell>
              <table:table-cell office:value-type="float" office:value="18.03247">
                <text:p>18.03247</text:p>
              </table:table-cell>
              <table:table-cell office:value-type="float" office:value="50.53067">
                <text:p>50.53067</text:p>
              </table:table-cell>
              <table:table-cell office:value-type="float" office:value="84.45654">
                <text:p>84.45654</text:p>
              </table:table-cell>
              <table:table-cell office:value-type="float" office:value="103.23028">
                <text:p>103.23028</text:p>
              </table:table-cell>
              <table:table-cell office:value-type="float" office:value="93.24623">
                <text:p>93.24623</text:p>
              </table:table-cell>
              <table:table-cell office:value-type="float" office:value="77.34205">
                <text:p>77.3420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raitement.B3:Traitement.J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1.5">
                <text:p>31.5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raitement.B17:Traitement.J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ophone</text:p>
                <draw:g>
                  <svg:desc>Traitement.A16:Traitement.A16</svg:desc>
                </draw:g>
              </table:table-cell>
              <table:table-cell office:value-type="float" office:value="0">
                <text:p>0</text:p>
                <draw:g>
                  <svg:desc>Traitement.B18:Traitement.J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04cm" svg:height="11.714cm" xlink:href=".." xlink:type="simple" chart:class="chart:scatter" chart:style-name="ch1">
        <chart:title svg:x="9.959cm" svg:y="0.37cm" chart:style-name="ch2">
          <text:p>G08</text:p>
        </chart:title>
        <chart:legend chart:legend-position="end" svg:x="17.337cm" svg:y="5.309cm" style:legend-expansion="high" chart:style-name="ch3"/>
        <chart:plot-area chart:style-name="ch4" table:cell-range-address="Traitement.B3:Traitement.J3 Traitement.A11:Traitement.J11 Traitement.B8:Traitement.J8" chart:data-source-has-labels="column" svg:x="1.429cm" svg:y="1.383cm" svg:width="15.49cm" svg:height="9.116cm">
          <chartooo:coordinate-region svg:x="2.05cm" svg:y="1.582cm" svg:width="14.497cm" svg:height="8.27cm"/>
          <chart:axis chart:dimension="x" chart:name="primary-x" chart:style-name="ch5">
            <chart:title svg:x="8.336cm" svg:y="10.733cm" chart:style-name="ch6">
              <text:p>Frequence</text:p>
            </chart:title>
          </chart:axis>
          <chart:axis chart:dimension="y" chart:name="primary-y" chart:style-name="ch7">
            <chart:title svg:x="0.451cm" svg:y="7.123cm" chart:style-name="ch8">
              <text:p>Amplitude RMS</text:p>
            </chart:title>
            <chart:grid chart:style-name="ch9" chart:class="major"/>
          </chart:axis>
          <chart:series chart:style-name="ch10" chart:values-cell-range-address="Traitement.B11:Traitement.J11" chart:label-cell-address="Traitement.A11:Traitement.A11" chart:class="chart:scatter">
            <chart:domain table:cell-range-address="Traitement.B3:Traitement.J3"/>
            <chart:data-point chart:repeated="9"/>
          </chart:series>
          <chart:series chart:style-name="ch11" chart:values-cell-range-address="Traitement.B8:Traitement.J8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raitement.B3:Traitement.J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1.5">
                <text:p>31.5</text:p>
              </table:table-cell>
              <table:table-cell office:value-type="float" office:value="63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ccelerometre</text:p>
                <draw:g>
                  <svg:desc>Traitement.A11:Traitement.A11</svg:desc>
                </draw:g>
              </table:table-cell>
              <table:table-cell office:value-type="float" office:value="2.14366">
                <text:p>2.14366</text:p>
                <draw:g>
                  <svg:desc>Traitement.B11:Traitement.J11</svg:desc>
                </draw:g>
              </table:table-cell>
              <table:table-cell office:value-type="float" office:value="2.19029">
                <text:p>2.19029</text:p>
              </table:table-cell>
              <table:table-cell office:value-type="float" office:value="3.35813">
                <text:p>3.35813</text:p>
              </table:table-cell>
              <table:table-cell office:value-type="float" office:value="10.63672">
                <text:p>10.63672</text:p>
              </table:table-cell>
              <table:table-cell office:value-type="float" office:value="30.28668">
                <text:p>30.28668</text:p>
              </table:table-cell>
              <table:table-cell office:value-type="float" office:value="47.21226">
                <text:p>47.21226</text:p>
              </table:table-cell>
              <table:table-cell office:value-type="float" office:value="53.86259">
                <text:p>53.86259</text:p>
              </table:table-cell>
              <table:table-cell office:value-type="float" office:value="49.13316">
                <text:p>49.13316</text:p>
              </table:table-cell>
              <table:table-cell office:value-type="float" office:value="41.85838">
                <text:p>41.8583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210055506160528">
                <text:p>0.00210055506160528</text:p>
                <draw:g>
                  <svg:desc>Traitement.B8:Traitement.J8</svg:desc>
                </draw:g>
              </table:table-cell>
              <table:table-cell office:value-type="float" office:value="0.163030437483919">
                <text:p>0.163030437483919</text:p>
              </table:table-cell>
              <table:table-cell office:value-type="float" office:value="0.333022644288194">
                <text:p>0.333022644288194</text:p>
              </table:table-cell>
              <table:table-cell office:value-type="float" office:value="1.20357681815385">
                <text:p>1.20357681815385</text:p>
              </table:table-cell>
              <table:table-cell office:value-type="float" office:value="5.93931411514002">
                <text:p>5.93931411514002</text:p>
              </table:table-cell>
              <table:table-cell office:value-type="float" office:value="17.9335023754304">
                <text:p>17.9335023754304</text:p>
              </table:table-cell>
              <table:table-cell office:value-type="float" office:value="35.7276688334888">
                <text:p>35.7276688334888</text:p>
              </table:table-cell>
              <table:table-cell office:value-type="float" office:value="42.0825368027232">
                <text:p>42.0825368027232</text:p>
              </table:table-cell>
              <table:table-cell office:value-type="float" office:value="34.2058964317347">
                <text:p>34.2058964317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